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VENAE SECTIONE.<text:bookmark-end text:name="bookmark0"/></text:h>
      <text:p text:style-name="P1"><text:span text:style-name="Default_20_Paragraph_20_Font"><text:span text:style-name="T1">In omni die et noctis hora urgente necessitate ve-<text:line-break/>nam secabis , modo respicias in. febrientibus quidem accef-<text:line-break/>sionis remissionem ; in iis vero quibus aut ob ophthalmiam<text:line-break/>aut quid aliud simile , sine febre opus est venae fectione<text:line-break/>magnitudinem doloris aut inflammationis obferva : qua<text:line-break/>enim hora mitigatum dolorem inspexeris venam sedabis ;<text:line-break/>re nulla urgente fatias est mane venam fecere, neque sta-<text:line-break/>titn atque a </text:span></text:span><text:span text:style-name="Default_20_Paragraph_20_Font"><text:span text:style-name="T2">t</text:span></text:span><text:span text:style-name="Default_20_Paragraph_20_Font"><text:span text:style-name="T1">emno fuerint excitati, verum circiter horam<text:line-break/>unam antea vigilantibus. Ac prius abluere aliquos prae-<text:line-break/>stiterit et alios prius ambulare. lu quibus vero praecautio-<text:line-break/>nis ergo venam secamus, etiam postquam aliquid operis</text:span></text:span></text:p>
      <text:p text:style-name="P2"><text:span text:style-name="Default_20_Paragraph_20_Font"><text:span text:style-name="T1">foliti praestiterint , venam secare licet. Magnitudo vero<text:line-break/>morbi et robur facultatis primi sunt venae secandae scopi ;<text:line-break/>considerare igitur deinceps. oportet,- quale sit hominis na-<text:line-break/>turale temperamentum, ec atras quidem venas habentes<text:line-break/>et mediocriter tenues, neque albas., neque molles carnes,<text:line-break/>tutius vacuabis; his ve</text:span></text:span><text:span text:style-name="Default_20_Paragraph_20_Font"><text:span text:style-name="T2">r</text:span></text:span><text:span text:style-name="Default_20_Paragraph_20_Font"><text:span text:style-name="T1">o contrarios, parcius ; sanguinem<text:line-break/>enim habent paucum et carnem quae facile perspiret. Hac<text:line-break/>igitur ratione neque pueris venam secabis usque: ad leci-<text:line-break/>mumquartum annum aetatis. In. maximis vero f nflamma-<text:line-break/>tionibus vehemeutissimisoue doloribus nullum noni prae-<text:line-break/>stantius auxilium, quam ad animi deliquium usque va-<text:line-break/>cuare. In ap</text:span></text:span><text:span text:style-name="Default_20_Paragraph_20_Font"><text:span text:style-name="T2">t</text:span></text:span><text:span text:style-name="Default_20_Paragraph_20_Font"><text:span text:style-name="T1">a igitur pu</text:span></text:span><text:span text:style-name="Default_20_Paragraph_20_Font"><text:span text:style-name="T2">r</text:span></text:span><text:span text:style-name="Default_20_Paragraph_20_Font"><text:span text:style-name="T1">gatione diligenter: advertendum<text:line-break/>qualis sit pulsus elevatio, fluente adhuc sanguine, quem-<text:line-break/>admodum et in aliis venae sectionibus; deinde quid agere<text:line-break/>expediat, ne nos lateat , . quando ex animi deliquio -mor-<text:line-break/>tem invehamus. Sin autem verna suerit tempestas et re-<text:line-break/>gio natura temperata et pueri natura c</text:span></text:span><text:span text:style-name="Default_20_Paragraph_20_Font"><text:span text:style-name="T2">v</text:span></text:span><text:span text:style-name="Default_20_Paragraph_20_Font"><text:span text:style-name="T1">mmoda, sanguinem<text:line-break/>detrahes ac magis quum imminent pericula, aut iustam-</text:span></text:span></text:p>
      <text:p text:style-name="P2"><text:span text:style-name="Default_20_Paragraph_20_Font"><text:span text:style-name="T1">matronis pulmonis aut anginae aut pleuritidis aut cujus-<text:line-break/>piam alterius acuti ac vehementis morbi; venam secare<text:line-break/>oportet , ut dictum est, prout pulsus ratio feret ; ad omne .<text:line-break/>enim membrum percussum advertes neu annorum sule nu-<text:line-break/>mero,fed corporis habitu. ln frigidis autem tempestati-<text:line-break/>bus, larga vacuati^ vitanda est ob sequentem refrigeratio-<text:line-break/>nem. Haud fieri potest ut cuiusque hominis vacuandi<text:line-break/>modus -fcriptis definiatur, novi enim in quibusdam fan-<text:line-break/>guinis detractas lex libras, febri statim restinguendae fuisse<text:line-break/>fatis-; neque ullam - confequutam facultatis dissolutionem;<text:line-break/>in quibusdam vero- selibram fuisse sine noxa detractam,<text:line-break/>in quibus si quis duas detraxisset, maxime nocuisset. Novi<text:line-break/>et hoc, quod si una detracta fuisset aut etiam minus pro-<text:line-break/>.fuisset; propter revulfionem. Qui namque fecundum re-<text:line-break/>ctitudinem venas secaret aegrotantis, confestim manifestam<text:line-break/>utilitatem vidisset, Si quispiam ejus qui a medio primus<text:line-break/>est, digiti venam locet, nonnulli vero mediam inter me-<text:line-break/>dium et eum qui a medio primus est, digitum, venam fe-</text:span></text:span></text:p>
      <text:p text:style-name="P2">secant, sinentes effluere sanguinem quoad sponte subsiste-<text:line-break/>rit, lienem adjutum fuisse, ut et cubiti Venam secantes<text:line-break/>interiorem. Lieni enim male affecto abunde prodest va-<text:line-break/>cuatio sanguinis ex manu sinistra ; atque adeo in plenri-<text:line-break/>ticis vena e directo lateris affecti secta manifestissimam<text:line-break/>saepius exhibuit utilitatem ; at ex opposita manu aut<text:line-break/>prorsus obscurant aut tardiorem. lugentibus doloribus<text:line-break/>oculorum, siVe humeralis appellata vena aut quae ab ea<text:line-break/>propagatur in cubitum secta. In latere dolente vel pul-<text:line-break/>mone vel diaphragmate vel splene aut hepate aut ventre<text:line-break/>secta quae ab axiIla in cubiti articulum deducitur. Se-<text:line-break/>care vero maxime oportet eam quae in flexum articula-<text:line-break/>Donis propagatur, quem scitis humerali vena diffisa subire.<text:line-break/>Tres enim hi sunt modi venae sectionis in cubito, scilicet<text:line-break/>quae extra et quae intra et quae in medio. Interna au-<text:line-break/>tem prodest partibus quae sunt insta collum affectis ; ex-<text:line-break/>terna vero iis quae circa faciem aut circa caput. <text:span text:style-name="Default_20_Paragraph_20_Font"><text:span text:style-name="T2">h</text:span></text:span>l<text:line-break/>medius locus quandoque habet utrasque diductas vena^,</text:p>
      <text:p text:style-name="P2"><text:span text:style-name="Default_20_Paragraph_20_Font"><text:span text:style-name="T1">ad partes manus anteriores protensas,- mox et illic. con-<text:line-break/>junctas; quandoque fe</text:span></text:span><text:span text:style-name="Default_20_Paragraph_20_Font"><text:span text:style-name="T2">t</text:span></text:span><text:span text:style-name="Default_20_Paragraph_20_Font"><text:span text:style-name="T1">e celeriter invicem subeuntes inflexu<text:line-break/>ipsius articulationis; quando igitur propria partis affectae<text:line-break/>vena non comparet, . ad -aliquam .e mediis veniendum<text:line-break/>eamque ut sedetur incendium potius locare .oportet , quae<text:line-break/>sit quasi propriae ramus., Aliquando autem et infra ipsius<text:line-break/>cubiti dearticulationem illae, quae circa radium funt,<text:line-break/>quas fetare nihil - prohibet non apparentibus iis quae su<text:line-break/>cubitu. Ut autem dicta omnia membra, sectis in cubitu<text:line-break/>venis .juvantur - ita et in iis quae infra has funt fe res<text:line-break/>habet, ut in poplitibus et malleolis; funt autem et eorum<text:line-break/>quae dicta fluit quaedem quae inter coxendicem et veli-<text:line-break/>eam et vulvam et renes ambigunt-. Ideo et sectionibus<text:line-break/>venarum in cubito nonnunquam ceuunt, quum recens fue-<text:line-break/>rit inflammatio aut sanguinis exsuperantia. Sin autem is<text:line-break/>fueris affectus quem proprie nepbritim appellamus, popli-<text:line-break/>tis venam oportet secare et eas quae funt in malleolis.<text:line-break/>Quae vero lu .vulva fiunt inflammationes venarum quae</text:span></text:span></text:p>
      <text:p text:style-name="P2"><text:span text:style-name="Default_20_Paragraph_20_Font"><text:span text:style-name="T1">in cruribus sectione non parum juvantur; vacuationibus<text:line-break/>enim quae e cubitis.; -si quid aliud-infestum frigus maxime<text:line-break/>vitandum et^ad tres aut qhasutiiij dies cibus medlocris of-<text:line-break/>ferendus. Quum -olim gravis pestilentia sisicm invasisset a<text:line-break/>qua multi moriebantur, tum ego secundo morbi die nulla<text:line-break/>facta remissione, erus scalpenda ad binas libras vacuatieu-<text:line-break/>nem fieri permisi, atque hac ratione periculum effugi.<text:line-break/>Multi quoque alii hocce auxilio quum usi fuissent, fuere<text:line-break/>servati ac maxime qui larga manu ^sanguinem eduxerunt;<text:line-break/>lnfuper etiam- et mediocres capitis. dolores -et faucium<text:line-break/>solvit inflammationes , diuturniora autem horum iympto-<text:line-break/>matum dissolvuntur sectionibus et scarificationibus. Atque<text:line-break/>certe nihil est, quod tantum possit ad perducendos ad<text:line-break/>naturalem habitum eos qui a morbis difficile resurgunt,<text:line-break/>quam eae quae per scarificationes fiunt, sanguinis vacua-<text:line-break/>tiones. Inter indicem vero et pollicem secta vena atque<text:line-break/>fluens sanguis quoad sponte substiterit, diuturnum dolo-<text:line-break/>rem, maxime si illi parti insederit sanati In his vero</text:span></text:span></text:p>
      <text:p text:style-name="P2"><text:span text:style-name="Default_20_Paragraph_20_Font"><text:span text:style-name="T1">qui purgantur et plus quam par est vacuantur et refri-<text:line-break/>gerantur et resolvuntur. et convelluntur, vacuationem fie-<text:line-break/>dare oportet et aquam tepidam offerentes ad vomitum<text:line-break/>provocabimus; melius vero fuerit manus et pedes oleo<text:line-break/>calido illinere ; sedaretur nihilo minus fomno et balneo. .<text:line-break/>Iis vero qui haud fatis purgati sunt, non lavari conve-<text:line-break/>nit; nam. noctu purgantur; hi parcius cibandi sunt. .Iis<text:line-break/>autem qui tuto purga</text:span></text:span><text:span text:style-name="Default_20_Paragraph_20_Font"><text:span text:style-name="T2">t</text:span></text:span><text:span text:style-name="Default_20_Paragraph_20_Font"><text:span text:style-name="T1"> funt, ova et alicam et . surbitiones.<text:line-break/>et vinum dulce licet exhibere, quo intestinum ad purga<text:line-break/>lienem moveatur per clylmum ; conveniet etiam postridie<text:line-break/>lac bibere, cum hircino aut taurino adipe aut dulci vino,<text:line-break/>sic enim confluentes colliquationes proluens, absolutam<text:line-break/>efficies purgationem.</text:span></text:span></text:p>
      <text:p text:style-name="Normal"><text:span text:style-name="Default_20_Paragraph_20_Font"><text:span text:style-name="T1">EX P .A U L o.</text:span></text:span></text:p>
      <text:p text:style-name="Normal">n<text:span text:style-name="Default_20_Paragraph_20_Font"><text:span text:style-name="T2">e adh</text:span></text:span>i<text:span text:style-name="Default_20_Paragraph_20_Font"><text:span text:style-name="T2">benda cau</text:span></text:span>ti<text:span text:style-name="Default_20_Paragraph_20_Font"><text:span text:style-name="T2">one su sangu</text:span></text:span>i<text:span text:style-name="Default_20_Paragraph_20_Font"><text:span text:style-name="T2">nis de</text:span></text:span><text:span text:style-name="Default_20_Paragraph_20_Font"><text:span text:style-name="T1">t</text:span></text:span><text:span text:style-name="Default_20_Paragraph_20_Font"><text:span text:style-name="T2">ractione.</text:span></text:span></text:p>
      <text:p text:style-name="P1"><text:span text:style-name="Default_20_Paragraph_20_Font"><text:span text:style-name="T1">Qui venam secturus est advertere deuet ne stercoris<text:line-break/>multum in intestinis coerceatur. Hoc autem molli clysmate</text:span></text:span></text:p>
      <text:p text:style-name="P2"><text:span text:style-name="Default_20_Paragraph_20_Font"><text:span text:style-name="T1">vacuamus, ne venae ab intestinis putrluam quandam ex-<text:line-break/>crementorum substantiam eliciant. Ex prae</text:span></text:span><text:span text:style-name="Default_20_Paragraph_20_Font"><text:span text:style-name="T2">t</text:span></text:span><text:span text:style-name="Default_20_Paragraph_20_Font"><text:span text:style-name="T1">enti igitur<text:line-break/>morbo, . quibus sanguinis detractio convenit, quovis tum-<text:line-break/>pore venam siccabimus. Vigorem et permanentiam in fe-<text:line-break/>bribus, particularem accessionem observantes. Sin autem<text:line-break/>continua febris fuerit, omnino- matutinum tempus accom-<text:line-break/>modatius, qui vero quum nondum morbus adest, sed ad<text:line-break/>praecautionem , sanguinis vacuationem requirunt, his ver<text:line-break/>est commodum. In aetatibus vero usque ad decimumquar-<text:line-break/>tum annum .vacuatio molienda. Quemadmodum et infra<text:line-break/>sexaginta annos, nisi nos quaedam effiag.ans urgeat ne-<text:line-break/>tessitas. Atque universim omnes qui imbecillam habent<text:line-break/>facultatem sunt observandi; atque eas quae fissi lingua<text:line-break/>funt venas ut in anginae affectu siccamus oblique adstri.-<text:line-break/>etionem observantes.; quidam vero et quae in angulis funt,<text:line-break/>obscuras venas in diuturnis capitis et oculorum doloribus<text:line-break/>dissecant similiter. In pede vero quemadmodum in ischia-</text:span></text:span></text:p>
      <text:p text:style-name="P2"><text:span text:style-name="Default_20_Paragraph_20_Font"><text:span text:style-name="T1">dicis vel ob anum supra interiorem malleolum fecant ad<text:line-break/>securitatem.</text:span></text:span></text:p>
      <text:p text:style-name="P1"><text:span text:style-name="Default_20_Paragraph_20_Font"><text:span text:style-name="T3">se, T</text:span></text:span></text:p>
      <text:p text:style-name="Normal"><text:span text:style-name="Default_20_Paragraph_20_Font"><text:span text:style-name="T1">EXHIPPoCHATE.</text:span></text:span></text:p>
      <text:p text:style-name="P1"><text:span text:style-name="Default_20_Paragraph_20_Font"><text:span text:style-name="T1">ln morbis autem acutis venam siccabis, si morbus<text:line-break/>gravis appareat et florentem aetatem egerint aegrotantes,<text:line-break/>eisque robur adsit. Sin igitur angina fuerit, delige pur-<text:line-break/>gationem vel si quis alius pleuriticorum affectus. Sin<text:line-break/>autem imbecilliores appareant ,.. ac si sanguinis -plurimum<text:line-break/>detraxeris, clystere alvus tertio quoque die proluenda,<text:line-break/>donec in tuto collocatus fuerit aeger, atque inedia uta-<text:line-break/>tur. Vena igitur. interior dextri brachii secanda et Ian-<text:line-break/>guis ex habitu et aetate , deducta ratione liberalius aut<text:line-break/>parcius detrahendus. Istorum pluribus talia contingunt,<text:line-break/>faciei rubores, oculorum strabysini, manuum diductiones,<text:line-break/>dentium stridores, pulsus, maxillarum contractiones, extre-<text:line-break/>morum perfrigerationes ; spirituum interceptiones per ve-</text:span></text:span></text:p>
      <text:p text:style-name="P2"><text:span text:style-name="Default_20_Paragraph_20_Font"><text:span text:style-name="T1">nas. Statim in principiis secanda vena, sublimi existente<text:line-break/>laborantium omnium respiratione et fluxione, ad feren-<text:line-break/>dam enim opem id accommodatiu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6:31:00Z</meta:creation-date>
    <dc:date>2023-01-16T17:32:07.279000000</dc:date>
    <meta:editing-cycles>3</meta:editing-cycles>
    <meta:editing-duration>PT7S</meta:editing-duration>
    <meta:document-statistic meta:table-count="0" meta:image-count="0" meta:object-count="0" meta:page-count="10" meta:paragraph-count="17" meta:word-count="1267" meta:character-count="8530" meta:non-whitespace-character-count="7280"/>
    <meta:template xlink:type="simple" xlink:actuate="onRequest" xlink:title="" xlink:href="Normal.dotm"/>
  </office:meta>
</office:document-meta>
</file>